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UtilsTests.isNot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sUtilsTests.isCor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sUtilsTests.isNotCor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UtilsTests.is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